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style mathvariant="bold">
                <mrow>
                  <mi>m</mi>
                </mrow>
              </mstyle>
              <mo stretchy="false">=</mo>
              <mrow>
                <mo stretchy="false">−</mo>
                <msub>
                  <mo stretchy="false">∇</mo>
                  <mtext>B</mtext>
                </msub>
              </mrow>
            </mrow>
            <mi>W</mi>
          </mrow>
        </mtd>
      </mtr>
      <mtr>
        <mtd>
          <mrow>
            <mrow>
              <mo stretchy="true">(</mo>
              <mrow>
                <mi>W</mi>
                <mtext>bezeichnet hier die Energie um Verwechslungen</mtext>
              </mrow>
            </mrow>
          </mrow>
        </mtd>
      </mtr>
      <mtr>
        <mtd>
          <mrow>
            <mrow>
              <mrow>
                <mtext>mit dem elektrischen Feld</mtext>
                <mi>E</mi>
                <mtext>zu vermeiden</mtext>
              </mrow>
              <mo stretchy="true">)</mo>
            </mrow>
          </mrow>
        </mtd>
      </mtr>
    </mtable>
    <annotation encoding="StarMath 5.0">bold m = - nabla _"B" W newline
left ( W "bezeichnet hier die Energie um Verwechslungen" right none newline
left none "mit dem elektrischen Feld"E"zu vermeiden"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21:25:56.264000000</meta:creation-date>
    <meta:generator>LibreOffice/4.1.4.2$Windows_x86 LibreOffice_project/0a0440ccc0227ad9829de5f46be37cfb6edcf72</meta:generator>
  </office:meta>
</office:document-meta>
</file>